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3399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ff" draw:marker-start-width="0.321cm" draw:marker-end-width="0.321cm" draw:fill-color="#cc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3333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draw:marker-start-width="0.279cm" draw:marker-end-width="0.279cm" draw:fill-color="#3333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Bahnschrif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Bahnschrift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5cm" svg:height="3.302cm" svg:x="2.27cm" svg:y="3.286cm">
          <text:p/>
        </draw:rect>
        <draw:custom-shape draw:style-name="gr2" draw:text-style-name="P1" draw:layer="layout" svg:width="1.905cm" svg:height="1.27cm" svg:x="6.207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.561cm" svg:height="1.528cm" svg:x="9.273cm" svg:y="3.286cm">
          <text:p/>
        </draw:rect>
        <draw:rect draw:style-name="gr1" draw:text-style-name="P1" draw:layer="layout" svg:width="1.561cm" svg:height="1.528cm" svg:x="11.074cm" svg:y="3.286cm">
          <text:p/>
        </draw:rect>
        <draw:rect draw:style-name="gr1" draw:text-style-name="P1" draw:layer="layout" svg:width="1.561cm" svg:height="1.528cm" svg:x="11.075cm" svg:y="4.986cm">
          <text:p/>
        </draw:rect>
        <draw:rect draw:style-name="gr1" draw:text-style-name="P1" draw:layer="layout" svg:width="1.561cm" svg:height="1.528cm" svg:x="9.276cm" svg:y="4.986cm">
          <text:p/>
        </draw:rect>
        <draw:custom-shape draw:style-name="gr2" draw:text-style-name="P1" draw:layer="layout" svg:width="1.905cm" svg:height="1.27cm" svg:x="13.307cm" svg:y="4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.561cm" svg:height="1.528cm" svg:x="15.974cm" svg:y="3.286cm">
          <text:p/>
        </draw:rect>
        <draw:rect draw:style-name="gr3" draw:text-style-name="P1" draw:layer="layout" svg:width="1.561cm" svg:height="1.528cm" svg:x="17.775cm" svg:y="3.286cm">
          <text:p/>
        </draw:rect>
        <draw:rect draw:style-name="gr4" draw:text-style-name="P1" draw:layer="layout" svg:width="1.561cm" svg:height="1.528cm" svg:x="17.776cm" svg:y="4.986cm">
          <text:p/>
        </draw:rect>
        <draw:rect draw:style-name="gr3" draw:text-style-name="P1" draw:layer="layout" svg:width="1.561cm" svg:height="1.528cm" svg:x="15.977cm" svg:y="4.986cm">
          <text:p/>
        </draw:rect>
        <draw:custom-shape draw:style-name="gr2" draw:text-style-name="P1" draw:layer="layout" svg:width="1.905cm" svg:height="1.27cm" draw:transform="rotate (1.57428698529859) translate (17.026cm 9.046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1" draw:layer="layout" svg:width="1.561cm" svg:height="1.528cm" svg:x="15.975cm" svg:y="10.886cm">
          <text:p/>
        </draw:rect>
        <draw:custom-shape draw:style-name="gr6" draw:text-style-name="P1" draw:layer="layout" svg:width="0.451cm" svg:height="0.274cm" svg:x="16.17cm" svg:y="11.07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cm" svg:y="11.0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17cm" svg:y="11.4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cm" svg:y="11.4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17cm" svg:y="11.8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cm" svg:y="11.873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1" draw:layer="layout" svg:width="1.561cm" svg:height="1.528cm" svg:x="17.776cm" svg:y="10.886cm">
          <text:p/>
        </draw:rect>
        <draw:custom-shape draw:style-name="gr6" draw:text-style-name="P1" draw:layer="layout" svg:width="0.451cm" svg:height="0.274cm" svg:x="17.971cm" svg:y="11.07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1.0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7.971cm" svg:y="11.4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1.4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7.971cm" svg:y="11.8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1.873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1" draw:layer="layout" svg:width="1.561cm" svg:height="1.528cm" svg:x="17.776cm" svg:y="12.586cm">
          <text:p/>
        </draw:rect>
        <draw:custom-shape draw:style-name="gr6" draw:text-style-name="P1" draw:layer="layout" svg:width="0.451cm" svg:height="0.274cm" svg:x="17.971cm" svg:y="12.77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2.7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7.971cm" svg:y="13.1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3.1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7.971cm" svg:y="13.5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8.671cm" svg:y="13.573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1" draw:layer="layout" svg:width="1.561cm" svg:height="1.528cm" svg:x="15.976cm" svg:y="12.586cm">
          <text:p/>
        </draw:rect>
        <draw:custom-shape draw:style-name="gr6" draw:text-style-name="P1" draw:layer="layout" svg:width="0.451cm" svg:height="0.274cm" svg:x="16.171cm" svg:y="12.77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1cm" svg:y="12.7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171cm" svg:y="13.17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1cm" svg:y="13.1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171cm" svg:y="13.57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451cm" svg:height="0.274cm" svg:x="16.871cm" svg:y="13.573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1.905cm" svg:height="1.27cm" svg:x="13.305cm" svg:y="11.85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1" draw:layer="layout" svg:width="2.147cm" svg:height="1.997cm" svg:x="9.99cm" svg:y="11.517cm">
          <text:p/>
        </draw:rect>
        <draw:custom-shape draw:style-name="gr6" draw:text-style-name="P1" draw:layer="layout" svg:width="0.62cm" svg:height="0.357cm" svg:x="10.258cm" svg:y="11.758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8cm" svg:x="11.221cm" svg:y="11.759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9cm" svg:x="10.258cm" svg:y="12.281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9cm" svg:x="11.221cm" svg:y="12.282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7cm" svg:x="10.258cm" svg:y="12.806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8cm" svg:x="11.221cm" svg:y="12.807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3.81cm" svg:height="0.604cm" draw:transform="rotate (0.258134196369913) translate (5.163cm 11.52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81cm" svg:height="0.604cm" draw:transform="rotate (0.0188495559215359) translate (5.073cm 12.169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81cm" svg:height="0.604cm" draw:transform="rotate (0.258134196369913) translate (5.164cm 13.727cm)">
          <text:p/>
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62cm" svg:height="0.357cm" svg:x="6.559cm" svg:y="10.558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7cm" svg:x="6.56cm" svg:y="11.758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62cm" svg:height="0.357cm" svg:x="6.561cm" svg:y="12.958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" draw:text-style-name="P1" draw:layer="layout" svg:width="1.143cm" svg:height="1.143cm" svg:x="3.032cm" svg:y="10.1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1.143cm" svg:height="1.143cm" svg:x="3.032cm" svg:y="11.6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1.143cm" svg:height="1.143cm" svg:x="3.032cm" svg:y="13.3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2" draw:layer="layout" svg:width="1.421cm" svg:height="0.924cm" svg:x="3.205cm" svg:y="2.397cm">
          <draw:text-box>
            <text:p text:style-name="P2"><text:span text:style-name="T1">File</text:span></text:p>
          </draw:text-box>
        </draw:frame>
        <draw:frame draw:style-name="gr8" draw:text-style-name="P2" draw:layer="layout" svg:width="3.503cm" svg:height="1.597cm" svg:x="9.128cm" svg:y="1.611cm">
          <draw:text-box>
            <text:p text:style-name="P2"><text:span text:style-name="T1">File divided </text:span></text:p>
            <text:p text:style-name="P2"><text:span text:style-name="T1">into blocks</text:span></text:p>
          </draw:text-box>
        </draw:frame>
        <draw:frame draw:style-name="gr9" draw:text-style-name="P2" draw:layer="layout" svg:width="3.351cm" svg:height="2.105cm" svg:x="16.318cm" svg:y="1.508cm">
          <draw:text-box>
            <text:p><text:span text:style-name="T1">Blocks are </text:span></text:p>
            <text:p><text:span text:style-name="T1">encrypted</text:span></text:p>
          </draw:text-box>
        </draw:frame>
        <draw:frame draw:style-name="gr10" draw:text-style-name="P2" draw:layer="layout" svg:width="6.858cm" svg:height="1.778cm" svg:x="14.462cm" svg:y="9.001cm">
          <draw:text-box>
            <text:p text:style-name="P2"><text:span text:style-name="T1"><text:s text:c="2"/></text:span><text:span text:style-name="T1">Blocks transformed <text:s text:c="3"/></text:span></text:p>
            <text:p text:style-name="P2"><text:span text:style-name="T1"><text:s text:c="6"/></text:span><text:span text:style-name="T1">into fragments</text:span></text:p>
          </draw:text-box>
        </draw:frame>
        <draw:frame draw:style-name="gr11" draw:text-style-name="P2" draw:layer="layout" svg:width="6.477cm" svg:height="2.032cm" svg:x="6.834cm" svg:y="9.02cm">
          <draw:text-box>
            <text:p text:style-name="P2"><text:span text:style-name="T1">Fragments distributed to replica devices</text:span></text:p>
          </draw:text-box>
        </draw:frame>
        <draw:frame draw:style-name="gr8" draw:text-style-name="P2" draw:layer="layout" svg:width="4.414cm" svg:height="0.924cm" svg:x="1.412cm" svg:y="9.22cm">
          <draw:text-box>
            <text:p><text:span text:style-name="T1">Replica de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Sagor</meta:initial-creator>
    <meta:creation-date>2020-06-22T04:36:01.02</meta:creation-date>
    <dc:date>2020-06-22T05:20:16.67</dc:date>
    <dc:creator>Mohammad Sagor</dc:creator>
    <meta:editing-duration>PT13M34S</meta:editing-duration>
    <meta:editing-cycles>2</meta:editing-cycles>
    <meta:generator>OpenOffice/4.1.7$Win32 OpenOffice.org_project/417m1$Build-9800</meta:generator>
    <meta:document-statistic meta:object-count="63"/>
  </office:meta>
</office:document-meta>
</file>